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pt" svg:y="393.14pt">
            <loext:p draw:notify-on-update-of-ranges="Sheet1.A2:Sheet1.A8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.59pt" svg:y="131.98pt">
            <loext:p draw:notify-on-update-of-ranges="Sheet1.A1:Sheet1.A1 Sheet1.A2:Sheet1.A8 Sheet1.C1:Sheet1.C1 Sheet1.C2:Sheet1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string" calcext:value-type="string">
            <text:p>BST time</text:p>
          </table:table-cell>
          <table:table-cell office:value-type="string" calcext:value-type="string">
            <text:p>AVL tim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18013" calcext:value-type="float">
            <text:p>180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3" calcext:value-type="float">
            <text:p>53</text:p>
          </table:table-cell>
          <table:table-cell office:value-type="float" office:value="77790" calcext:value-type="float">
            <text:p>7779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7" calcext:value-type="float">
            <text:p>67</text:p>
          </table:table-cell>
          <table:table-cell office:value-type="float" office:value="166698" calcext:value-type="float">
            <text:p>1666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4" calcext:value-type="float">
            <text:p>74</text:p>
          </table:table-cell>
          <table:table-cell office:value-type="float" office:value="322695" calcext:value-type="float">
            <text:p>3226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8" calcext:value-type="float">
            <text:p>108</text:p>
          </table:table-cell>
          <table:table-cell office:value-type="float" office:value="529301" calcext:value-type="float">
            <text:p>529301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Nimbus Sans L1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imbus Sans L1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6:12:07.075379111</meta:creation-date>
    <dc:date>2015-09-18T16:47:45.953114450</dc:date>
    <meta:editing-duration>PT5M7S</meta:editing-duration>
    <meta:editing-cycles>1</meta:editing-cycles>
    <meta:document-statistic meta:table-count="2" meta:cell-count="28" meta:object-count="2"/>
    <meta:generator>LibreOffice/5.0.1.2.0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5cm" chart:style-name="ch2">
          <text:p>BST Insertion/Removal Efficiency</text:p>
        </chart:title>
        <chart:plot-area chart:style-name="ch3" table:cell-range-address="Sheet1.A2:Sheet1.B8" svg:x="1.411cm" svg:y="1.434cm" svg:width="14.269cm" svg:height="6.325cm">
          <chartooo:coordinate-region svg:x="2.032cm" svg:y="1.673cm" svg:width="12.906cm" svg:height="5.36cm"/>
          <chart:axis chart:dimension="x" chart:name="primary-x" chart:style-name="ch4">
            <chart:title svg:x="5.948cm" svg:y="7.939cm" chart:style-name="ch5">
              <text:p>Number of nodes inserted/removed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heet1.B2:Sheet1.B8" chart:class="chart:scatter">
            <chart:domain table:cell-range-address="Sheet1.A2:Sheet1.A8"/>
            <chart:regression-curve chart:style-name="ch9">
              <chart:equation chart:display-equation="false" chart:display-r-square="true" svg:x="3.864cm" svg:y="2.70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8</svg:desc>
                </draw:g>
              </table:table-cell>
              <table:table-cell office:value-type="float" office:value="10">
                <text:p>10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5cm" chart:style-name="ch2">
          <text:p>AVL Insertion/Removal Efficiency</text:p>
        </chart:title>
        <chart:plot-area chart:style-name="ch3" table:cell-range-address="Sheet1.A1:Sheet1.A8 Sheet1.C1:Sheet1.C8" chart:data-source-has-labels="row" svg:x="1.411cm" svg:y="1.434cm" svg:width="14.269cm" svg:height="6.325cm">
          <chartooo:coordinate-region svg:x="2.773cm" svg:y="1.673cm" svg:width="12.351cm" svg:height="5.36cm"/>
          <chart:axis chart:dimension="x" chart:name="primary-x" chart:style-name="ch4">
            <chart:title svg:x="5.948cm" svg:y="7.939cm" chart:style-name="ch5">
              <text:p>Number of nodes inserted/removed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heet1.C2:Sheet1.C8" chart:label-cell-address="Sheet1.C1:Sheet1.C1" chart:class="chart:scatter">
            <chart:domain table:cell-range-address="Sheet1.A2:Sheet1.A8"/>
            <chart:regression-curve chart:style-name="ch9">
              <chart:equation chart:display-equation="false" chart:display-r-square="true" svg:x="6.936cm" svg:y="2.719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L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8</svg:desc>
                </draw:g>
              </table:table-cell>
              <table:table-cell office:value-type="float" office:value="96">
                <text:p>96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8013">
                <text:p>18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7790">
                <text:p>777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166698">
                <text:p>166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322695">
                <text:p>322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529301">
                <text:p>529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